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urier 10 Pitch"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5, EECS 397/600: DARPA Robotics Challenge</text:p>
      <text:p text:style-name="P1">Interactive Markers and Inverse Kinematics</text:p>
      <text:p text:style-name="P1">due by 5pm, Tuesday, 7 October</text:p>
      <text:p text:style-name="P1"/>
      <text:p text:style-name="P2">Refer to the following 4 documents: <text:s/>“Inverse Kinematics for Atlas's Arms”, “Introduction to Interactive Markers”, <text:s/>“Introduction to Action Servers and Clients: the Joint Trajectory Behavior” and “Displaying Atlas' LIDAR Data in Rviz.” <text:s/>Also, refer to the example code under “examples” in packages: example_ik, example_interactive_marker, and example_traj_client.</text:p>
      <text:p text:style-name="P2"/>
      <text:p text:style-name="P2">Your objective is to make a convenient user interface for controlling Atlas's right arm interactively via Rviz. <text:s/>You should combine the example programs to get the following effect:</text:p>
      <text:p text:style-name="P2"/>
      <text:p text:style-name="P2">*move an interactive marker to a desirable location in rviz (e.g., above an object); you can use the interactive-marker example program as-is (no modifications required).</text:p>
      <text:p text:style-name="P2">*enter a signal to compute the corresponding inverse kinematics (you can simply do a manual “rostopic pub” for this; we'll get to GUI's later).</text:p>
      <text:p text:style-name="P2">*enter a signal to cause Atlas to move his right arm to this solution. (This will require integrating the IK solver with the trajectory-behavior client).</text:p>
      <text:p text:style-name="P2"/>
      <text:p text:style-name="P2">Once you have built your interface, submit your <text:span text:style-name="T1">commented</text:span> code, along with <text:span text:style-name="T1">screen captures</text:span> illustrating successful convergence of the robot's right grasp frame to your interactive marker. <text:s/></text:p>
      <text:p text:style-name="P2"/>
      <text:p text:style-name="P2">Try this out in rviz, using the launch file:</text:p>
      <text:p text:style-name="P4">roslaunch hku_worlds beer_table.launch</text:p>
      <text:p text:style-name="P2"/>
      <text:p text:style-name="P2">You will also need to launch fc_bringup, the interactive marker, and your (new/modified) kinematics node. <text:s/>(You may want to make a launch file to automate this).</text:p>
      <text:p text:style-name="P2"/>
      <text:p text:style-name="P2">Another nuisance is that Atlas will appear with his neck tilted back, thus making the table scene out of his view. <text:s/>Fix this by tilting his neck down with a play_file command. <text:s/>There is a file “tilt_head_down.traj” in the directory “traj_files.” <text:s/>Navigate to this directory, and execute this motion with:</text:p>
      <text:p text:style-name="P4">rosrun play_file play_file tilt_head_down.traj</text:p>
      <text:p text:style-name="P2"/>
      <text:p text:style-name="P2">With the cans in view, find a successful hand pose corresponding to placing the palm face-down on the top of one of the cans in the “beer_table” scene. <text:s/>You may need to experiment with different orientations of the marker y-axis to find a reachable solution. <text:s/>Show the robot successfully achieving this solution. <text:s/>For clarity, do two screen captures. <text:s/>The first should show a viable marker frame above a can, as in the example of document “Displaying Atlas' LIDAR Data in Rviz.” <text:s/>The second should show Atlas's hand in the desired pose above the can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yatt Newman</meta:initial-creator>
    <meta:creation-date>2014-09-22T16:42:48</meta:creation-date>
    <dc:date>2014-10-02T16:14:37</dc:date>
    <dc:creator>Wyatt Newman</dc:creator>
    <meta:editing-duration>PT22M34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1" meta:paragraph-count="15" meta:word-count="379" meta:character-count="2467" meta:non-whitespace-character-count="2087"/>
  </office:meta>
</office:document-meta>
</file>